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pdown vertically scrolling shooter</text:p>
      <text:p text:style-name="Standard"><text:tab/>is set in the future </text:p>
      <text:p text:style-name="Standard"><text:tab/>is in space</text:p>
      <text:p text:style-name="Standard">Alien types:</text:p>
      <text:p text:style-name="Standard"><text:tab/>Sitting ducks – These fly down the screen and turn around when they get to the bottom. If they go off the top they disappear. You get 10 points for killing them.</text:p>
      <text:p text:style-name="Standard"><text:tab/>Kamikaze – These fly extremely fast towards your plane. They move very quickly downwards but move very slowly horizontally. You get 50 points for killing them.</text:p>
      <text:p text:style-name="Standard"><text:tab/>Horizontal <text:s/>sitting ducks – These are just like normal sitting ducks, but come in from either the right or left and move horizontally. They also move a bit faster.</text:p>
      <text:p text:style-name="Standard"><text:tab/>Cruisers – These fly below you with turrets that shoot at you. <text:s/>When all the turrets on a cruiser are destroyed, the cruiser will explode. You get 100 points for killing them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4:26:07.06</meta:creation-date>
    <meta:document-statistic meta:table-count="0" meta:image-count="0" meta:object-count="0" meta:page-count="1" meta:paragraph-count="8" meta:word-count="133" meta:character-count="744"/>
    <dc:date>2014-11-13T15:09:01.55</dc:date>
    <meta:editing-duration>PT11M21S</meta:editing-duration>
    <meta:editing-cycles>1</meta:editing-cycles>
    <meta:generator>OpenOffice/4.0.0$Win32 OpenOffice.org_project/400m3$Build-9702</meta:generator>
  </office:meta>
</office:document-meta>
</file>